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7920"/>
    </style:style>
    <style:style style:name="P2" style:family="paragraph" style:parent-style-name="Standard">
      <style:text-properties officeooo:paragraph-rsid="0004c5ac"/>
    </style:style>
    <style:style style:name="P3" style:family="paragraph" style:parent-style-name="Standard">
      <style:text-properties officeooo:paragraph-rsid="0005ab42"/>
    </style:style>
    <style:style style:name="P4" style:family="paragraph" style:parent-style-name="Standard" style:list-style-name="L1">
      <style:text-properties officeooo:paragraph-rsid="00047920"/>
    </style:style>
    <style:style style:name="P5" style:family="paragraph" style:parent-style-name="Standard" style:list-style-name="L1">
      <style:text-properties officeooo:paragraph-rsid="0005ab42"/>
    </style:style>
    <style:style style:name="P6" style:family="paragraph" style:parent-style-name="Standard" style:list-style-name="L1">
      <style:text-properties officeooo:paragraph-rsid="0004c5ac"/>
    </style:style>
    <style:style style:name="P7" style:family="paragraph" style:parent-style-name="Standard" style:list-style-name="L1">
      <style:text-properties officeooo:paragraph-rsid="0008a4c5"/>
    </style:style>
    <style:style style:name="P8" style:family="paragraph" style:parent-style-name="Standard" style:list-style-name="L1">
      <style:text-properties officeooo:paragraph-rsid="000b4064"/>
    </style:style>
    <style:style style:name="P9" style:family="paragraph" style:parent-style-name="Standard" style:list-style-name="L1">
      <style:text-properties officeooo:paragraph-rsid="000ce34d"/>
    </style:style>
    <style:style style:name="P10" style:family="paragraph" style:parent-style-name="Standard" style:list-style-name="L1">
      <style:text-properties officeooo:rsid="00047920" officeooo:paragraph-rsid="00047920"/>
    </style:style>
    <style:style style:name="P11" style:family="paragraph" style:parent-style-name="Standard" style:list-style-name="L1">
      <style:text-properties officeooo:rsid="00047920" officeooo:paragraph-rsid="0005ab42"/>
    </style:style>
    <style:style style:name="P12" style:family="paragraph" style:parent-style-name="Standard" style:list-style-name="L1">
      <style:text-properties officeooo:rsid="00047920" officeooo:paragraph-rsid="0004c5ac"/>
    </style:style>
    <style:style style:name="P13" style:family="paragraph" style:parent-style-name="Standard" style:list-style-name="L1">
      <style:text-properties officeooo:rsid="00047920" officeooo:paragraph-rsid="0008a4c5"/>
    </style:style>
    <style:style style:name="P14" style:family="paragraph" style:parent-style-name="Standard" style:list-style-name="L1">
      <style:text-properties officeooo:rsid="00047920" officeooo:paragraph-rsid="000b4064"/>
    </style:style>
    <style:style style:name="P15" style:family="paragraph" style:parent-style-name="Standard" style:list-style-name="L1">
      <style:text-properties officeooo:rsid="00047920" officeooo:paragraph-rsid="000ce34d"/>
    </style:style>
    <style:style style:name="P16" style:family="paragraph" style:parent-style-name="Standard">
      <style:text-properties fo:font-weight="normal" officeooo:rsid="00047920" officeooo:paragraph-rsid="00047920" style:font-weight-asian="normal" style:font-weight-complex="normal"/>
    </style:style>
    <style:style style:name="P17" style:family="paragraph" style:parent-style-name="Standard">
      <style:text-properties fo:font-weight="normal" officeooo:rsid="00047920" officeooo:paragraph-rsid="0005ab42" style:font-weight-asian="normal" style:font-weight-complex="normal"/>
    </style:style>
    <style:style style:name="P18" style:family="paragraph" style:parent-style-name="Standard">
      <style:text-properties fo:font-weight="normal" officeooo:rsid="00047920" officeooo:paragraph-rsid="0004c5ac" style:font-weight-asian="normal" style:font-weight-complex="normal"/>
    </style:style>
    <style:style style:name="P19" style:family="paragraph" style:parent-style-name="Standard">
      <style:text-properties fo:font-weight="normal" officeooo:rsid="00047920" officeooo:paragraph-rsid="0008a4c5" style:font-weight-asian="normal" style:font-weight-complex="normal"/>
    </style:style>
    <style:style style:name="P20" style:family="paragraph" style:parent-style-name="Standard">
      <style:text-properties fo:font-weight="normal" officeooo:rsid="00047920" officeooo:paragraph-rsid="000b4064" style:font-weight-asian="normal" style:font-weight-complex="normal"/>
    </style:style>
    <style:style style:name="P21" style:family="paragraph" style:parent-style-name="Standard">
      <style:text-properties fo:font-weight="normal" officeooo:rsid="00047920" officeooo:paragraph-rsid="000ce34d" style:font-weight-asian="normal" style:font-weight-complex="normal"/>
    </style:style>
    <style:style style:name="P22" style:family="paragraph" style:parent-style-name="Standard">
      <style:text-properties officeooo:paragraph-rsid="0008a4c5"/>
    </style:style>
    <style:style style:name="P23" style:family="paragraph" style:parent-style-name="Standard">
      <style:text-properties officeooo:paragraph-rsid="000b4064"/>
    </style:style>
    <style:style style:name="P24" style:family="paragraph" style:parent-style-name="Standard">
      <style:text-properties officeooo:paragraph-rsid="000ce34d"/>
    </style:style>
    <style:style style:name="P25" style:family="paragraph" style:parent-style-name="Standard" style:list-style-name="L1">
      <style:paragraph-properties fo:break-before="page"/>
      <style:text-properties officeooo:paragraph-rsid="000ce34d"/>
    </style:style>
    <style:style style:name="T1" style:family="text">
      <style:text-properties officeooo:rsid="00047920"/>
    </style:style>
    <style:style style:name="T2" style:family="text">
      <style:text-properties fo:font-weight="bold" officeooo:rsid="00047920" style:font-weight-asian="bold" style:font-weight-complex="bold"/>
    </style:style>
    <style:style style:name="T3" style:family="text">
      <style:text-properties fo:font-weight="normal" officeooo:rsid="00047920" style:font-weight-asian="normal" style:font-weight-complex="normal"/>
    </style:style>
    <style:style style:name="T4" style:family="text">
      <style:text-properties fo:font-weight="normal" officeooo:rsid="000b4064" style:font-weight-asian="normal" style:font-weight-complex="normal"/>
    </style:style>
    <style:style style:name="T5" style:family="text">
      <style:text-properties fo:font-weight="normal" officeooo:rsid="000ce34d" style:font-weight-asian="normal" style:font-weight-complex="normal"/>
    </style:style>
    <style:style style:name="T6" style:family="text">
      <style:text-properties officeooo:rsid="0005ab42"/>
    </style:style>
    <style:style style:name="T7" style:family="text">
      <style:text-properties officeooo:rsid="0007611b"/>
    </style:style>
    <style:style style:name="T8" style:family="text">
      <style:text-properties officeooo:rsid="0008a4c5"/>
    </style:style>
    <style:style style:name="T9" style:family="text">
      <style:text-properties officeooo:rsid="000b4064"/>
    </style:style>
    <style:style style:name="T10" style:family="text">
      <style:text-properties officeooo:rsid="000c6a86"/>
    </style:style>
    <style:style style:name="T11" style:family="text">
      <style:text-properties officeooo:rsid="000ce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1760974" text:style-name="L1">
        <text:list-item>
          <text:p text:style-name="P4">Πλήθος query images: <text:span text:style-name="T6">2</text:span>0</text:p>
        </text:list-item>
        <text:list-item>
          <text:p text:style-name="P4">Πλήθος input images: <text:span text:style-name="T1">2</text:span>00</text:p>
        </text:list-item>
        <text:list-item>
          <text:p text:style-name="P10">Πλήθος Ν γειτόνων: <text:span text:style-name="T6">1</text:span>0</text:p>
        </text:list-item>
      </text:list>
      <text:p text:style-name="P1"/>
      <text:p text:style-name="P1"><text:tab/><text:span text:style-name="T2">Για τον EMD:</text:span></text:p>
      <text:p text:style-name="P1"><text:tab/><text:tab/>Χρόνος: 913.85 seconds</text:p>
      <text:p text:style-name="P1"><text:tab/><text:tab/>Average Correct Search Results EMD: 0.28</text:p>
      <text:p text:style-name="P1"/>
      <text:p text:style-name="P1"><text:tab/><text:span text:style-name="T2">Για τον MANHATTAN:</text:span></text:p>
      <text:p text:style-name="P1"><text:span text:style-name="T2"><text:tab/><text:tab/></text:span><text:span text:style-name="T3">Χρόνος</text:span><text:span text:style-name="T2">: <text:s/></text:span><text:span text:style-name="T3">0.001 seconds</text:span></text:p>
      <text:p text:style-name="P16"><text:tab/><text:tab/>Average Correct Search Results MANHATTAN: 0.565</text:p>
      <text:p text:style-name="P19"/>
      <text:list xml:id="list172623847344702" text:continue-numbering="true" text:style-name="L1">
        <text:list-item>
          <text:p text:style-name="P7">Πλήθος query images: <text:span text:style-name="T6">10</text:span></text:p>
        </text:list-item>
        <text:list-item>
          <text:p text:style-name="P7">Πλήθος input images: 100</text:p>
        </text:list-item>
        <text:list-item>
          <text:p text:style-name="P13">Πλήθος Ν γειτόνων: <text:span text:style-name="T8">1</text:span></text:p>
        </text:list-item>
      </text:list>
      <text:p text:style-name="P22"/>
      <text:p text:style-name="P22"><text:tab/><text:span text:style-name="T2">Για τον EMD:</text:span></text:p>
      <text:p text:style-name="P22"><text:tab/><text:tab/>Χρόνος: 260.44 seconds</text:p>
      <text:p text:style-name="P22"><text:tab/><text:tab/>Average Correct Search Results EMD: 0.4</text:p>
      <text:p text:style-name="P22"/>
      <text:p text:style-name="P22"><text:tab/><text:span text:style-name="T2">Για τον MANHATTAN:</text:span></text:p>
      <text:p text:style-name="P22"><text:span text:style-name="T2"><text:tab/><text:tab/></text:span><text:span text:style-name="T3">Χρόνος</text:span><text:span text:style-name="T2">: <text:s/></text:span><text:span text:style-name="T3">0.0002 seconds</text:span></text:p>
      <text:p text:style-name="P19"><text:tab/><text:tab/>Average Correct Search Results MANHATTAN: 0.<text:span text:style-name="T8">6</text:span></text:p>
      <text:p text:style-name="P20"/>
      <text:list xml:id="list172623395237454" text:continue-numbering="true" text:style-name="L1">
        <text:list-item>
          <text:p text:style-name="P8">Πλήθος query images: <text:span text:style-name="T6">10</text:span></text:p>
        </text:list-item>
        <text:list-item>
          <text:p text:style-name="P8">Πλήθος input images: 100</text:p>
        </text:list-item>
        <text:list-item>
          <text:p text:style-name="P14">Πλήθος Ν γειτόνων: <text:span text:style-name="T9">2</text:span></text:p>
        </text:list-item>
      </text:list>
      <text:p text:style-name="P23"/>
      <text:p text:style-name="P23"><text:tab/><text:span text:style-name="T2">Για τον EMD:</text:span></text:p>
      <text:p text:style-name="P23"><text:tab/><text:tab/>Χρόνος: 251.83 seconds</text:p>
      <text:p text:style-name="P23"><text:tab/><text:tab/>Average Correct Search Results EMD: 0.35</text:p>
      <text:p text:style-name="P23"/>
      <text:p text:style-name="P23"><text:tab/><text:span text:style-name="T2">Για τον MANHATTAN:</text:span></text:p>
      <text:p text:style-name="P23"><text:span text:style-name="T2"><text:tab/><text:tab/></text:span><text:span text:style-name="T3">Χρόνος</text:span><text:span text:style-name="T2">: <text:s/></text:span><text:span text:style-name="T3">0.000</text:span><text:span text:style-name="T4">3</text:span><text:span text:style-name="T3"> seconds</text:span></text:p>
      <text:p text:style-name="P20"><text:tab/><text:tab/>Average Correct Search Results MANHATTAN: 0.<text:span text:style-name="T8">6</text:span><text:span text:style-name="T10">5</text:span></text:p>
      <text:p text:style-name="P20"/>
      <text:p text:style-name="P19"/>
      <text:list xml:id="list172624492521455" text:continue-numbering="true" text:style-name="L1">
        <text:list-item>
          <text:p text:style-name="P5">Πλήθος query images: <text:span text:style-name="T6">10</text:span></text:p>
        </text:list-item>
        <text:list-item>
          <text:p text:style-name="P5">Πλήθος input images: 100</text:p>
        </text:list-item>
        <text:list-item>
          <text:p text:style-name="P11">Πλήθος Ν γειτόνων: <text:span text:style-name="T6">5</text:span></text:p>
        </text:list-item>
      </text:list>
      <text:p text:style-name="P3"/>
      <text:p text:style-name="P3"><text:tab/><text:span text:style-name="T2">Για τον EMD:</text:span></text:p>
      <text:p text:style-name="P3"><text:tab/><text:tab/>Χρόνος: 218.67 seconds</text:p>
      <text:p text:style-name="P3"><text:tab/><text:tab/>Average Correct Search Results EMD: 0.3</text:p>
      <text:p text:style-name="P3"/>
      <text:p text:style-name="P3"><text:tab/><text:span text:style-name="T2">Για τον MANHATTAN:</text:span></text:p>
      <text:p text:style-name="P3"><text:span text:style-name="T2"><text:tab/><text:tab/></text:span><text:span text:style-name="T3">Χρόνος</text:span><text:span text:style-name="T2">: <text:s/></text:span><text:span text:style-name="T3">0.0002 seconds</text:span></text:p>
      <text:p text:style-name="P17"><text:tab/><text:tab/>Average Correct Search Results MANHATTAN: 0.54</text:p>
      <text:p text:style-name="P17"/>
      <text:list xml:id="list172624346387631" text:continue-numbering="true" text:style-name="L1">
        <text:list-item>
          <text:p text:style-name="P25">Πλήθος query images: 10</text:p>
        </text:list-item>
        <text:list-item>
          <text:p text:style-name="P9">Πλήθος input images: 100</text:p>
        </text:list-item>
        <text:list-item>
          <text:p text:style-name="P15">Πλήθος Ν γειτόνων: <text:span text:style-name="T11">7</text:span></text:p>
        </text:list-item>
      </text:list>
      <text:p text:style-name="P24"/>
      <text:p text:style-name="P24"><text:tab/><text:span text:style-name="T2">Για τον EMD:</text:span></text:p>
      <text:p text:style-name="P24"><text:tab/><text:tab/>Χρόνος: 253.97 seconds</text:p>
      <text:p text:style-name="P24"><text:tab/><text:tab/>Average Correct Search Results EMD: 0.25</text:p>
      <text:p text:style-name="P24"/>
      <text:p text:style-name="P24"><text:tab/><text:span text:style-name="T2">Για τον MANHATTAN:</text:span></text:p>
      <text:p text:style-name="P24"><text:span text:style-name="T2"><text:tab/><text:tab/></text:span><text:span text:style-name="T3">Χρόνος</text:span><text:span text:style-name="T2">: <text:s/></text:span><text:span text:style-name="T3">0.000</text:span><text:span text:style-name="T5">2</text:span><text:span text:style-name="T3"> seconds</text:span></text:p>
      <text:p text:style-name="P21"><text:tab/><text:tab/>Average Correct Search Results MANHATTAN: 0.<text:span text:style-name="T11">5</text:span></text:p>
      <text:p text:style-name="P21"/>
      <text:list xml:id="list172622953480362" text:continue-numbering="true" text:style-name="L1">
        <text:list-item>
          <text:p text:style-name="P6">Πλήθος query images: 10</text:p>
        </text:list-item>
        <text:list-item>
          <text:p text:style-name="P6">Πλήθος input images: 100</text:p>
        </text:list-item>
        <text:list-item>
          <text:p text:style-name="P12">Πλήθος Ν γειτόνων: 10</text:p>
        </text:list-item>
      </text:list>
      <text:p text:style-name="P2"/>
      <text:p text:style-name="P2"><text:tab/><text:span text:style-name="T2">Για τον EMD:</text:span></text:p>
      <text:p text:style-name="P2"><text:tab/><text:tab/>Χρόνος: 230.22 seconds</text:p>
      <text:p text:style-name="P2"><text:tab/><text:tab/>Average Correct Search Results EMD: 0.24</text:p>
      <text:p text:style-name="P2"/>
      <text:p text:style-name="P2"><text:tab/><text:span text:style-name="T2">Για τον MANHATTAN:</text:span></text:p>
      <text:p text:style-name="P2"><text:span text:style-name="T2"><text:tab/><text:tab/></text:span><text:span text:style-name="T3">Χρόνος</text:span><text:span text:style-name="T2">: <text:s/></text:span><text:span text:style-name="T3">0.0005 seconds</text:span></text:p>
      <text:p text:style-name="P18"><text:tab/><text:tab/>Average Correct Search Results MANHATTAN: 0.47</text:p>
      <text:p text:style-name="P18"/>
      <text:list xml:id="list172624735171518" text:continue-numbering="true" text:style-name="L1">
        <text:list-item>
          <text:p text:style-name="P6">Πλήθος query images: 10</text:p>
        </text:list-item>
        <text:list-item>
          <text:p text:style-name="P6">Πλήθος input images: 100</text:p>
        </text:list-item>
        <text:list-item>
          <text:p text:style-name="P12">Πλήθος Ν γειτόνων: <text:span text:style-name="T6">15</text:span></text:p>
        </text:list-item>
      </text:list>
      <text:p text:style-name="P2"/>
      <text:p text:style-name="P2"><text:tab/><text:span text:style-name="T2">Για τον EMD:</text:span></text:p>
      <text:p text:style-name="P2"><text:tab/><text:tab/>Χρόνος: 213.98 seconds</text:p>
      <text:p text:style-name="P2"><text:tab/><text:tab/>Average Correct Search Results EMD: 0.2<text:span text:style-name="T7">0</text:span></text:p>
      <text:p text:style-name="P2"/>
      <text:p text:style-name="P2"><text:tab/><text:span text:style-name="T2">Για τον MANHATTAN:</text:span></text:p>
      <text:p text:style-name="P2"><text:span text:style-name="T2"><text:tab/><text:tab/></text:span><text:span text:style-name="T3">Χρόνος</text:span><text:span text:style-name="T2">: <text:s/></text:span><text:span text:style-name="T3">0.0002 seconds</text:span></text:p>
      <text:p text:style-name="P18"><text:tab/><text:tab/>Average Correct Search Results MANHATTAN: 0.39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4:59:59.687726574</meta:creation-date>
    <dc:date>2021-01-08T17:26:07.484099494</dc:date>
    <meta:editing-duration>PT33M1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63" meta:word-count="273" meta:character-count="1686" meta:non-whitespace-character-count="1420"/>
  </office:meta>
</office:document-meta>
</file>